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ext-properties fo:color="#cc0066"/>
    </style:style>
    <style:style style:name="ce7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800000"/>
    </style:style>
    <style:style style:name="ce10" style:family="table-cell" style:parent-style-name="Default">
      <style:text-properties fo:color="#0099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able-cell-properties fo:background-color="transparent"/>
      <style:text-properties fo:color="#009900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ext-properties style:use-window-font-color="true" style:text-line-through-style="solid" style:text-line-through-type="single"/>
    </style:style>
    <style:style style:name="ce19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ext-properties fo:color="#009900" style:font-name="Liberation Sans" style:font-name-asian="Droid Sans Fallback" style:font-name-complex="FreeSans"/>
    </style:style>
    <style:style style:name="ce21" style:family="table-cell" style:parent-style-name="Default">
      <style:text-properties fo:color="#009900" fo:font-weight="normal" style:font-weight-asian="normal" style:font-weight-complex="normal"/>
    </style:style>
    <style:style style:name="ce22" style:family="table-cell" style:parent-style-name="Default">
      <style:text-properties fo:color="#009900"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4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>
      <style:text-properties fo:color="#006600"/>
    </style:style>
    <style:style style:name="ce27" style:family="table-cell" style:parent-style-name="Default">
      <style:text-properties fo:color="#990000"/>
    </style:style>
    <style:style style:name="ce2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8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size-complex="10pt"/>
    </style:style>
    <style:style style:name="T5" style:family="text">
      <style:text-properties style:font-name="Monospace" fo:font-size="10pt" style:font-name-asian="Monospace" style:font-size-asian="10pt" style:font-size-complex="10pt"/>
    </style:style>
    <style:style style:name="T6" style:family="text">
      <style:text-properties style:font-weight-asian="bold" style:font-weight-complex="bold"/>
    </style:style>
    <style:style style:name="T7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10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0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check can implement 'teleport' functionality (speed very fast)</text:p>
          </table:table-cell>
          <table:table-cell table:number-columns-repeated="6"/>
          <table:table-cell table:style-name="ce11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sound off for GCL</text:p>
          </table:table-cell>
          <table:table-cell table:number-columns-repeated="6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9"/>
          <table:table-cell table:style-name="ce13" office:value-type="string" calcext:value-type="string">
            <text:p>check speed ka panga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change to fullScreen, move to new window, size again reduced</text:p>
          </table:table-cell>
          <table:table-cell table:number-columns-repeated="6"/>
          <table:table-cell office:value-type="string" calcext:value-type="string">
            <text:p>check client will not initialize any map, attribut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text (like health) center mein lao</text:p>
          </table:table-cell>
          <table:table-cell table:number-columns-repeated="6"/>
          <table:table-cell office:value-type="string" calcext:value-type="string">
            <text:p>notification for 'game paused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7" office:value-type="string" calcext:value-type="string">
            <text:p><text:span text:style-name="T4">Abhishek</text:span><text:span text:style-name="T5"> AND condition for is nearEnemyTemple</text:span></text:p>
          </table:table-cell>
          <table:table-cell table:number-columns-repeated="6"/>
          <table:table-cell office:value-type="string" calcext:value-type="string">
            <text:p>check copyToPrimary gird only in case of serv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table:number-columns-repeated="12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check dead player running</text:p>
          </table:table-cell>
          <table:table-cell table:number-columns-repeated="2"/>
          <table:table-cell table:style-name="ce1" office:value-type="string" calcext:value-type="string">
            <text:p>Me-todo:</text:p>
          </table:table-cell>
          <table:table-cell table:number-columns-repeated="3"/>
          <table:table-cell office:value-type="string" calcext:value-type="string">
            <text:p>check dead player not shown in all active client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2"/>
          <table:table-cell office:value-type="string" calcext:value-type="string">
            <text:p>check if game started with 2 players, new player joining is treated as dead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2" svg:width="3.888cm" svg:height="0.596cm" svg:x="25.82cm" svg:y="12.663cm" draw:caption-point-x="-0.995cm" draw:caption-point-y="-1.317cm">
              <dc:date>2014-10-22T00:00:00</dc:date>
              <text:p text:style-name="P1"><text:span text:style-name="T1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5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6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14" office:value-type="string" calcext:value-type="string">
            <text:p>g++ Main.cpp ImageLoader.cpp text3d.cpp lodepng.cpp -lGL -lglut -lGLU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7"/>
          <table:table-cell table:style-name="ce14" office:value-type="string" calcext:value-type="string">
            <text:p>g++ Main.cpp ImageLoader.cpp text3d.cpp lodepng.cpp -lGL -lglut -lGLU -lsfml-aud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office:annotation office:display="true" draw:style-name="gr1" draw:text-style-name="P3" svg:width="5.54cm" svg:height="0.596cm" svg:x="8.034cm" svg:y="17.438cm" draw:caption-point-x="-1.271cm" draw:caption-point-y="-1.576cm">
              <dc:date>2014-10-22T00:00:00</dc:date>
              <text:p text:style-name="P1"><text:span text:style-name="T2">Not feasible as per current design</text:span></text:p>
            </office:annotation>
            <text:p>Dynamic screen siz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" office:value-type="string" calcext:value-type="string">
            <office:annotation office:display="true" draw:style-name="gr1" draw:text-style-name="P3" svg:width="3.227cm" svg:height="0.596cm" svg:x="8.172cm" svg:y="18.395cm" draw:caption-point-x="-1.409cm" draw:caption-point-y="-2.082cm">
              <dc:date>2014-10-22T00:00:00</dc:date>
              <text:p text:style-name="P1"><text:span text:style-name="T2">Looks fine, leave it</text:span></text:p>
            </office:annotation>
            <text:p>check if anything required to be done for spaceVacan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1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halt for sometime if client leaves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7" office:value-type="string" calcext:value-type="string">
            <text:p>test if player join late, not allowed to do anything</text:p>
          </table:table-cell>
          <table:table-cell table:number-columns-repeated="3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7.003cm" svg:height="0.596cm" svg:x="21.778cm" svg:y="10.639cm" draw:caption-point-x="-13.078cm" draw:caption-point-y="-8.823cm">
              <dc:date>2014-10-21T00:00:00</dc:date>
              <text:p text:style-name="P1"><text:span text:style-name="T2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7.534cm" svg:height="0.596cm" svg:x="23.944cm" svg:y="2.723cm" draw:caption-point-x="-12.087cm" draw:caption-point-y="-0.004cm">
              <dc:date>2014-10-21T00:00:00</dc:date>
              <text:p text:style-name="P1"><text:span text:style-name="T2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11.497cm" svg:height="0.596cm" svg:x="23.972cm" svg:y="3.573cm" draw:caption-point-x="-12.115cm" draw:caption-point-y="0.049cm">
              <dc:date>2014-10-21T00:00:00</dc:date>
              <text:p text:style-name="P5"><text:span text:style-name="T2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5.71cm" svg:height="0.596cm" svg:x="21.695cm" svg:y="17.812cm" draw:caption-point-x="-12.995cm" draw:caption-point-y="-9.674cm">
              <dc:date>2014-10-21T00:00:00</dc:date>
              <text:p text:style-name="P1"><text:span text:style-name="T2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office:value-type="string" calcext:value-type="string">
            <text:p>Items bag</text:p>
          </table:table-cell>
          <table:table-cell table:style-name="ce12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3" svg:width="5.689cm" svg:height="0.596cm" svg:x="21.688cm" svg:y="17.81cm" draw:caption-point-x="-9.831cm" draw:caption-point-y="2.971cm">
              <dc:date>2014-10-21T00:00:00</dc:date>
              <text:p text:style-name="P1"><text:span text:style-name="T2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WRONG- BURSTER GOING THROUGH ANGELS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Background</text:p>
          </table:table-cell>
          <table:table-cell table:style-name="ce2" office:value-type="string" calcext:value-type="string">
            <text:p>FRIENDS NOT WORKING PROPERLY</text:p>
          </table:table-cell>
          <table:table-cell table:style-name="ce11"/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3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A*</text:p>
          </table:table-cell>
          <table:table-cell table:number-columns-repeated="2"/>
          <table:table-cell table:style-name="ce27"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11" table:number-columns-repeated="2"/>
          <table:table-cell table:number-columns-repeated="2"/>
          <table:table-cell table:style-name="ce28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1" office:value-type="string" calcext:value-type="string">
            <text:p>check having multiple pages in openGL</text:p>
          </table:table-cell>
          <table:table-cell table:style-name="ce13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3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3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2" office:value-type="string" calcext:value-type="string">
            <text:p>Selecting basic/magic power</text:p>
          </table:table-cell>
          <table:table-cell table:number-columns-repeated="6"/>
          <table:table-cell table:style-name="ce26" office:value-type="string" calcext:value-type="string">
            <office:annotation office:display="true" draw:style-name="gr1" draw:text-style-name="P3" svg:width="3.107cm" svg:height="0.596cm" svg:x="29.609cm" svg:y="11.913cm" draw:caption-point-x="-1.588cm" draw:caption-point-y="5.707cm">
              <dc:date>2014-11-01T00:00:00</dc:date>
              <text:p text:style-name="P1"><text:span text:style-name="T2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update the current power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Taking an item will change the properties</text:p>
          </table:table-cell>
          <table:table-cell table:number-columns-repeated="5"/>
          <table:table-cell table:style-name="ce1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7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Start the global_item_timer</text:p>
          </table:table-cell>
          <table:table-cell table:style-name="ce11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0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6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5" office:value-type="string" calcext:value-type="string">
            <text:p>enemy Health reduces – reduce enemy health, <text:span text:style-name="T7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6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5"/>
          <table:table-cell table:style-name="ce29" office:value-type="string" calcext:value-type="string">
            <text:p>Check can we use multiple clients(threads) at server to broadcast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8.503cm" svg:height="0.596cm" svg:x="22.975cm" svg:y="34.864cm" draw:caption-point-x="-8.5cm" draw:caption-point-y="7.592cm">
              <dc:date>2014-10-24T00:00:00</dc:date>
              <text:p text:style-name="P1"><text:span text:style-name="T2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24" office:value-type="string" calcext:value-type="string">
            <text:p>Bot</text:p>
          </table:table-cell>
          <table:table-cell table:style-name="ce24"/>
          <table:table-cell table:number-columns-repeated="7"/>
        </table:table-row>
        <table:table-row table:style-name="ro3">
          <table:table-cell/>
          <table:table-cell table:style-name="ce24"/>
          <table:table-cell table:style-name="ce24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Player leaves the game</text:p>
          </table:table-cell>
          <table:table-cell table:style-name="ce10"/>
          <table:table-cell table:number-columns-repeated="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/00/0000</text:date>, <text:time style:data-style-name="N2" text:time-value="02:43:57.884729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8T04:24:24.572386633</dc:date>
    <meta:editing-duration>P2DT14H22M33S</meta:editing-duration>
    <meta:editing-cycles>307</meta:editing-cycles>
    <meta:generator>LibreOffice/4.2.6.3$Linux_X86_64 LibreOffice_project/420m0$Build-3</meta:generator>
    <meta:document-statistic meta:table-count="4" meta:cell-count="217" meta:object-count="0"/>
  </office:meta>
</office:document-meta>
</file>